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852cm" style:use-optimal-column-width="false"/>
    </style:style>
    <style:style style:name="co2" style:family="table-column">
      <style:table-column-properties style:column-width="4.028cm" style:use-optimal-column-width="false"/>
    </style:style>
    <style:style style:name="co3" style:family="table-column">
      <style:table-column-properties style:column-width="3.697cm" style:use-optimal-column-width="false"/>
    </style:style>
    <style:style style:name="co4" style:family="table-column">
      <style:table-column-properties style:column-width="3.372cm" style:use-optimal-column-width="false"/>
    </style:style>
    <style:style style:name="co5" style:family="table-column">
      <style:table-column-properties style:column-width="4.181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934cm" svg:height="22.883cm" svg:x="1.098cm" svg:y="1.1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Name</text:p>
              </table:table-cell>
              <table:table-cell>
                <text:p>Data Type</text:p>
              </table:table-cell>
              <table:table-cell>
                <text:p>Length</text:p>
              </table:table-cell>
              <table:table-cell>
                <text:p>Validation</text:p>
              </table:table-cell>
              <table:table-cell>
                <text:p>Example Data</text:p>
              </table:table-cell>
            </table:table-row>
            <table:table-row table:style-name="ro2" table:default-cell-style-name="ce1">
              <table:table-cell>
                <text:p>Name</text:p>
              </table:table-cell>
              <table:table-cell>
                <text:p>String</text:p>
              </table:table-cell>
              <table:table-cell>
                <text:p>1 – 100 Characters</text:p>
              </table:table-cell>
              <table:table-cell>
                <text:p>Length</text:p>
              </table:table-cell>
              <table:table-cell>
                <text:p>Peter Millard</text:p>
              </table:table-cell>
            </table:table-row>
            <table:table-row table:style-name="ro2" table:default-cell-style-name="ce1">
              <table:table-cell>
                <text:p>Position</text:p>
              </table:table-cell>
              <table:table-cell>
                <text:p>Integer</text:p>
              </table:table-cell>
              <table:table-cell>
                <text:p>1 – 50</text:p>
              </table:table-cell>
              <table:table-cell>
                <text:p>Range</text:p>
              </table:table-cell>
              <table:table-cell>
                <text:p>05</text:p>
              </table:table-cell>
            </table:table-row>
            <table:table-row table:style-name="ro2" table:default-cell-style-name="ce1">
              <table:table-cell>
                <text:p>Watch Time</text:p>
              </table:table-cell>
              <table:table-cell>
                <text:p>Time</text:p>
              </table:table-cell>
              <table:table-cell>
                <text:p>00:15:00 – 02:00:00</text:p>
              </table:table-cell>
              <table:table-cell>
                <text:p>Range</text:p>
              </table:table-cell>
              <table:table-cell>
                <text:p>01:10:23</text:p>
              </table:table-cell>
            </table:table-row>
            <table:table-row table:style-name="ro2" table:default-cell-style-name="ce1">
              <table:table-cell>
                <text:p>Club</text:p>
              </table:table-cell>
              <table:table-cell>
                <text:p>String</text:p>
              </table:table-cell>
              <table:table-cell>
                <text:p>1 – 100 Characters</text:p>
              </table:table-cell>
              <table:table-cell>
                <text:p>Range</text:p>
              </table:table-cell>
              <table:table-cell>
                <text:p>Team Cambridge</text:p>
              </table:table-cell>
            </table:table-row>
            <table:table-row table:style-name="ro2" table:default-cell-style-name="ce1">
              <table:table-cell>
                <text:p>Date</text:p>
              </table:table-cell>
              <table:table-cell>
                <text:p>String</text:p>
              </table:table-cell>
              <table:table-cell>
                <text:p>10 Characters</text:p>
              </table:table-cell>
              <table:table-cell>
                <text:p>Length</text:p>
              </table:table-cell>
              <table:table-cell>
                <text:p>17/10/1995</text:p>
              </table:table-cell>
            </table:table-row>
            <table:table-row table:style-name="ro2" table:default-cell-style-name="ce1">
              <table:table-cell>
                <text:p>Ride Time</text:p>
              </table:table-cell>
              <table:table-cell>
                <text:p>Time</text:p>
              </table:table-cell>
              <table:table-cell>
                <text:p>00:15:00 – 02:00:00</text:p>
              </table:table-cell>
              <table:table-cell>
                <text:p>Range</text:p>
              </table:table-cell>
              <table:table-cell>
                <text:p>00:24:43</text:p>
              </table:table-cell>
            </table:table-row>
            <table:table-row table:style-name="ro2" table:default-cell-style-name="ce1">
              <table:table-cell>
                <text:p>Handicap Time</text:p>
              </table:table-cell>
              <table:table-cell>
                <text:p>Time</text:p>
              </table:table-cell>
              <table:table-cell>
                <text:p>0:00 – 31:44</text:p>
              </table:table-cell>
              <table:table-cell>
                <text:p>Range</text:p>
              </table:table-cell>
              <table:table-cell>
                <text:p>16:59</text:p>
              </table:table-cell>
            </table:table-row>
            <table:table-row table:style-name="ro2" table:default-cell-style-name="ce1">
              <table:table-cell>
                <text:p>Handicap Points</text:p>
              </table:table-cell>
              <table:table-cell>
                <text:p>Integer</text:p>
              </table:table-cell>
              <table:table-cell>
                <text:p>0 - 350</text:p>
              </table:table-cell>
              <table:table-cell>
                <text:p>Range</text:p>
              </table:table-cell>
              <table:table-cell>
                <text:p>176</text:p>
              </table:table-cell>
            </table:table-row>
            <table:table-row table:style-name="ro2" table:default-cell-style-name="ce1">
              <table:table-cell>
                <text:p>Handicap Position</text:p>
              </table:table-cell>
              <table:table-cell>
                <text:p>Integer</text:p>
              </table:table-cell>
              <table:table-cell>
                <text:p>1 - 100</text:p>
              </table:table-cell>
              <table:table-cell>
                <text:p>Range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Transmedia Points</text:p>
              </table:table-cell>
              <table:table-cell>
                <text:p>Integer</text:p>
              </table:table-cell>
              <table:table-cell>
                <text:p>0 - 350</text:p>
              </table:table-cell>
              <table:table-cell>
                <text:p>Range</text:p>
              </table:table-cell>
              <table:table-cell>
                <text:p>190</text:p>
              </table:table-cell>
            </table:table-row>
            <table:table-row table:style-name="ro2" table:default-cell-style-name="ce1">
              <table:table-cell>
                <text:p>Circuit Points</text:p>
              </table:table-cell>
              <table:table-cell>
                <text:p>Integer</text:p>
              </table:table-cell>
              <table:table-cell>
                <text:p>0 - 200</text:p>
              </table:table-cell>
              <table:table-cell>
                <text:p>Range</text:p>
              </table:table-cell>
              <table:table-cell>
                <text:p>72</text:p>
              </table:table-cell>
            </table:table-row>
            <table:table-row table:style-name="ro2" table:default-cell-style-name="ce1">
              <table:table-cell>
                <text:p>Juvenile Points</text:p>
              </table:table-cell>
              <table:table-cell>
                <text:p>Integer</text:p>
              </table:table-cell>
              <table:table-cell>
                <text:p>0 - 350</text:p>
              </table:table-cell>
              <table:table-cell>
                <text:p>Range</text:p>
              </table:table-cell>
              <table:table-cell>
                <text:p>30</text:p>
              </table:table-cell>
            </table:table-row>
            <table:table-row table:style-name="ro2" table:default-cell-style-name="ce1">
              <table:table-cell>
                <text:p>Hill Climb Points</text:p>
              </table:table-cell>
              <table:table-cell>
                <text:p>Integer</text:p>
              </table:table-cell>
              <table:table-cell>
                <text:p>0 – 100</text:p>
              </table:table-cell>
              <table:table-cell>
                <text:p>Range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58:52.703000000</meta:creation-date>
    <dc:date>2014-10-03T21:30:13.737000000</dc:date>
    <meta:editing-duration>PT50S</meta:editing-duration>
    <meta:editing-cycles>1</meta:editing-cycles>
    <meta:document-statistic meta:object-count="1"/>
    <meta:generator>LibreOffice/4.3.1.2$Windows_x86 LibreOffice_project/958349dc3b25111dbca392fbc281a05559ef6848</meta:generator>
  </office:meta>
</office:document-meta>
</file>